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ConsumerEndpoint.validateWsdl2( HttpSoapConsumer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setPolicies( Policy [ ]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Validator.validate( HttpSoapConsumerMarshaler marsha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ttpSoapConsumerEndpoint.isValidate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HttpSoapConsum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get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loadStatic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HttpSoapConsum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valida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HttpSoapConsumerEndpoint.setValidateWsdl( boolean validate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validateWsdl1( HttpSoapConsumerMarshaler marshal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HttpSoapConsumerEndpoint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setWsdl( Resource 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onsumerEndpoint.HttpSoapConsum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